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40683099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SILVA CHAMORRO JUAN ISAAC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09699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40 683 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DELHUALLAGA CORPORACION SR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7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8/2021</text:p>
          </table:table-cell>
          <table:table-cell table:style-name="Tabla2.A3" office:value-type="string">
            <text:p text:style-name="P22">3777635</text:p>
          </table:table-cell>
          <table:table-cell table:style-name="Tabla2.D3" office:value-type="string">
            <text:p text:style-name="P23">3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8/08/2021</text:p>
          </table:table-cell>
          <table:table-cell table:style-name="Tabla2.A4" office:value-type="string">
            <text:p text:style-name="P22">57684311</text:p>
          </table:table-cell>
          <table:table-cell table:style-name="Tabla2.D4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FICHA CREADA: 10/08/21<text:line-break/>FICHA ACTUALIZADA: 18/08/21<text:line-break/>SE ADICIONO COMPRA DE 200 POLLOS CRIOLLOS.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1:22:38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